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text:p text:style-name="P1">Comme s'il cherchait à exacerber la migraine qui tambourinait dans le crâne d'Eléonore, en guise de première punition, le pirate que cette dernière redoutait de confronter fit son apparition dans la pièce où elle se trouvait en faisant bruyamment résonner ses bottes sur le bois du navire au rythme de ses pas. Amorphe, l'anomalie ne se releva pas immédiatement, son esprit confus tentant tout d'abord de comprendre où il était. Déjà, elle n'était plus sur la table d'opération, mais dans un lit. Un lit à baldaquins qu'elle ne connaissait pas, dans une pièce qu'elle ne connaissait pas. Même son cerveau engourdi parvint à en conclure que c'étaient sûrement les quartiers de Pedro lui-même, ou en tout cas un espace qui lui était réservé. Quelle sollicitude de sa part, pensa amèrement Eléonore, bien qu'elle ne se faisait pas d'illusions quant aux raisons de son isolement. Ce n'était certainement pas pour son petit confort personnel...</text:p>
      <text:p text:style-name="Standard"/>
      <text:p text:style-name="Standard">Lorsque le pirate lui tendit un bol rempli d'une mixture dont l'odeur nauséabonde provoqua en elle des relents peu ragoûtants, l'estropiée tenta à nouveau de se redresser. Le spectacle faisait presque pitié à voir, tellement elle galérait à se mettre sur sa seule main gauche -qui était fort heureusement sa main directrice, comme quoi elle avait de la chance dans son malheur. Elle dut s'y reprendre à plusieurs fois avant de parvenir à se hisser sur son bras. On aurait presque pu croire qu'elle le faisait exprès, usant de son habituelle impertinence pour énerver un peu plus Pedro. Mais il n'en était rien. Lorsque, finalement, Eléonore réussit à s'adosser à la tête du lit, elle tendit sa main valide pour se saisir du bol tout en écoutant la première remontrance, l'accablant des questions qu'elle redoutait tant.</text:p>
      <text:p text:style-name="Standard"/>
      <text:p text:style-name="Standard">La jeune femme marqua un temps d'arrêt au moment de récupérer le médicament lorsque son regard croisa celui du capitaine. L'irritation et la colère qu'elle y lut lui glaça le sang. C'était la première fois qu'elle voyait un air aussi autoritaire chez lui. Son habituelle bonhomie avait tout simplement disparu pour laisser place à un masque d'une froide rancœur. Il y avait fort à parier que ses pirouettes verbales ne suffiraient pas à la tirer d'affaire aujourd'hui. Sans un mot, la blondinette finit par porter le bol à sa bouche et commença à ingurgiter son contenu, grimaçant à son horrible goût -Finalement, ce sens là avait bien été épargné par ses mésaventures, ce qui s'avérait étonnamment être plus un handicap qu'autre chose-. Que ce soit excédé par son silence, à bout de patience ou par simple envie de se défouler, Pedro ne lui laissa même pas le temps de finir son petit déjeuner qu'il lui retournait une nouvelle gifle, à l'exact endroit de sa joue qui n'avait même pas encore perdu sa couleur rougie de la dernière.</text:p>
      <text:p text:style-name="Standard"/>
      <text:p text:style-name="Standard">De surprise et devant la violence du coup, Eléonore lâcha le bol qui s'envola pour finir par exploser contre le mur de la chambre dans un vacarme assourdissant, déversant par la même occasion son contenu un peu partout. La Zagashienne n'avait pas fini d'admirer le vol plané qu'elle lâcha un cri de surprise alors qu'on lui saisissait les cheveux pour la traîner au bord du lit, lui faisant à nouveau perdre l'équilibre. Tout allait bien trop vite pour son esprit convalescent et la brutale intervention de Pedro la fit paniquer intérieurement, aussi elle accueillit les invectives et les menaces dont il la gratifia avec un regard de terreur et sans pouvoir soutenir le regard assassin qu'il lui lançait. </text:p>
      <text:p text:style-name="Standard"/>
      <text:p text:style-name="Standard">-Tu m'fais... mal !</text:p>
      <text:p text:style-name="Standard"/>
      <text:p text:style-name="Standard">Allez savoir si c'était à cause de l'infâme mixture qu'elle venait de déguster, du vertige qui la prenait, de la douleur lancinante qui lui transperçait le bras, de l'haleine fétide du pirate ou bien un mélange de tout cela, mais à peine celui-ci l'avait relâchée et s'était éloigné de quelques pas qu'elle ne put se retenir de rendre tout ce qu'elle avait dans l'estomac -voire même un peu plus- directement sur le plancher de la pièce. Haletante, Eléonore s'essuya le coin des lèvres d'un revers de manche. Elle faisait vraiment peine à voir, toute sa superbe et son arrogance s'étant volatilisées devant sa faiblesse de corps et d'esprit. Finalement, elle parvint à trouver le cran d'affronter De Sousa, non sans avoir pris quelques secondes pour retrouver son souffle et un semblant de contenance.</text:p>
      <text:p text:style-name="Standard"/>
      <text:p text:style-name="Standard"><text:soft-page-break/>-Au moins tu m'as écoutée, t'es pas aussi bête que t'en as l'air. Tes affaires, elles étaient plus importantes que ta vie et celle de ton équipage en entier ?</text:p>
      <text:p text:style-name="Standard"/>
      <text:p text:style-name="Standard">C'était assez gonflé de sa part d'aborder le sujet aussi frontalement, d'autant plus qu'elle était la seule raison pour laquelle l'équipage du Red Pearl. Mais elle n'avait pas le choix et devait tenter un coup de poker. Eléonore ne connaissait pas encore très bien Pedro, mais il n'avait pas l'air d'être le genre à balancer des paroles en l'air et la perspective qu'il mette ses menaces à exécution était tout sauf réjouissante. Alors elle devait essayer de lui tenir tête, au moins un minimum. Même si dans son état actuel cela n'allait pas être chose aisée. L'ancienne militaire remarqua alors qu'on l'avait délestée de ses habits à l'exception de ses sous-vêtements. Vu comment ils avaient été transformés en lambeaux lors de son affrontement, sans même parler du fait qu'ils devaient être gorgés de sang, on les avait probablement déjà jetés ou brûlés à l'heure qu'il était. Tant pis, ce n'était pas la meilleure tenue pour se battre pour sa fierté -et peut-être même sa vie-, mais qu'à cela ne tienne.</text:p>
      <text:p text:style-name="Standard"/>
      <text:p text:style-name="Standard">-Je devais rencontrer quelqu'un. Ce quelqu'un devait m'embaucher comme mercenaire pour un travail en juillet. Sauf que je suis tombée sur deux vieux amis et nos retrouvailles ont été plutôt... musclées, si j'ose.</text:p>
      <text:p text:style-name="Standard"/>
      <text:p text:style-name="Standard">Et le pire, c'est que chacun de ces mots était vrai.</text:p>
      <text:p text:style-name="P1">La mâchoire serrée et le visage crispé, Eléonore attendit la réponse de Pedro. Que ce soit à cause de son corps meurtri ou de la précarité de sa situation, la jeune femme n'était pas très bien. Maintenir sa concentration, et même son éveil, lui coûtait une énergie précieuse qu'elle ne pouvait par conséquent pas consacrer à défendre sa cause. Ses explications n'étaient pas suffisantes aux yeux sévères du pirate, et c'était on ne peut plus logique. Il ne pouvait pas décemment accepter d'avoir mis de côté ses affaires, forcé son équipage à lever l'ancre au pied levé et sauvé la vie de notre blondinette sous prétexte que deux types louches avaient mis une rouste à cette dernière. L'attitude impatiente et la voix forte du Loup firent bien comprendre à l'anomalie qu'elle allait devoir s'étendre sur le sujet si elle ne voulait pas passer à la casserole. </text:p>
      <text:p text:style-name="Standard"/>
      <text:p text:style-name="Standard">En observant Pedro se prendre pour une femme de ménage à nettoyer ses régurgitations, Eléonore analysa ses différentes options. De deux choses l'une : soit elle disait la vérité, soit elle parvenait à inventer une histoire suffisamment crédible en quelques secondes. Vu les suspicions du pirate, la deuxième solution semblait particulièrement compromise en si peu de temps, d'autant plus que la jeune femme n'avait aucun doute sur le fait que s'il se rendait compte qu'elle lui cachait encore des choses, sa patience attendrait sa limite. Après un bref hochement de tête en sa direction, la Zagashienne se servit de l'eau dans le bac qu'il lui avait apporté pour se décrasser rapidement le visage et boire une gorgée salvatrice. Le problème maintenant, c'était de réussir à ménager Pedro s'il devait apprendre la terrible vérité sur sa nature. L'anomalie n'avait aucun moyen de savoir à l'avance comment il allait réagir. Elle devait être préparée à toute éventualité. En temps normal, Eléonore était largement confiante quant à sa capacité à se défendre, mais il fallait l'admettre aujourd'hui la situation la plaçait clairement en position de désavantage par rapport à Pedro.</text:p>
      <text:p text:style-name="Standard"/>
      <text:p text:style-name="Standard">Comme pour illustrer cette pensée, ce dernier l'attira à lui avec force, rapprochant tellement leurs corps qu'Eléonore pouvait sentir son souffle rauque sur son visage. Surmontant son mal-être, elle s'efforça de soutenir son regard, même si une pointe d'inquiétude perçait au fond du sien. Pointe d'inquiétude qui persista quelques secondes avant de se muer en une surprise amusée sortie de nulle part. Sa bouche s'élargit en un instant en un large sourire alors que ses sourcils se haussèrent d'étonnement. Finalement, après quelques secondes de silence, elle explosa de rire. Un rire dément, sardonique au possible. Contrairement à ce que le laissaient clairement supposer les apparences, Eléonore n'était pas en train de se foutre ouvertement de la gueule de Pedro. Enfin pas vraiment. C'était un doux mélange entre ses nerfs qui lâchaient et la prise de conscience du décalage entre eux deux.</text:p>
      <text:p text:style-name="Standard"/>
      <text:p text:style-name="Standard">-Une Organisation ? Sur Aildor ? T'es à la masse mon pauvre.</text:p>
      <text:p text:style-name="Standard"/>
      <text:p text:style-name="Standard">Elle avait tellement l'habitude de sa situation, de vivre dans un monde où les régisseurs étaient une réalité, que les déductions extrêmement terre-à-terre du pirate l'avait prise de court. C'était plus par surprise -et un peu par insanité aussi- que par véritable moquerie qu'elle avait été saisie d'un fou rire. Le pauvre n'avait aucune idée du pétrin dans lequel il s'était fourré en acceptant Eléonore à son bord. L'espace d'une fraction de seconde, celle-ci culpabilisa presque de ne pas lui avoir dit la vérité dès le début. Mais cela serait revenu à gâcher sa seule chance de rejoindre Aildor et, ne sachant à l'époque pas à quel point cette expédition serait un véritable fiasco sur tous les plans, c'était alors inacceptable. Mais maintenant qu'il lui avait sauvé la vie, elle lui devait des explications, quitte à ce que cela lui vaille un aller simple chez la poiscaille. Dalai veillait sur elle, de toute façon. Son hilarité s'estompa pour finalement laisser place à un sourire féroce, presque plus dément que le rire qui l'avait précédé, tandis que son regard de jade se plantait avec une conviction nouvelle dans celui du Loup.</text:p>
      <text:p text:style-name="Standard"/>
      <text:p text:style-name="Standard">-Non, non. Cette « organisation » n'est bel et bien composée que de deux [i]clampins[/i]. Le leader de ce duo de choc, celui qui en a véritablement après moi, s'appelle Lloyhr...</text:p>
      <text:p text:style-name="Standard"/>
      <text:p text:style-name="Standard"><text:soft-page-break/>Elle marqua une pause de quelques secondes, durant laquelle l'eau que contenait la bassine dont elle s'était servie pour se débarbouiller s'éleva doucement pour venir flotter au niveau de ses yeux, leurs deux visages toujours séparés par quelques centimètres seulement. Satisfaite de son petit effet, Eléonore reprit.</text:p>
      <text:p text:style-name="Standard"/>
      <text:p text:style-name="Standard">-Son Protecteur est une Muursüld. Elle s'appelle Kalysta. La seule raison d'être de ces deux-là est de rayer mon existence de la carte. Surprise !</text:p>
      <text:p text:style-name="Standard"/>
      <text:p text:style-name="Standard">Par jeu ou par superstition, Eléonore n'avait prononcé ni le mot « anomalie », ni le mot « régisseur ». Mais elle espérait que son explication était suffisamment simple pour que Pedro fasse le lien. En s'amusant ainsi avec l'eau du bac, elle lui avait également révélé sa nature de mage. Comme ça, elle avait « joué cartes sur table », pour reprendre l'expression du forban. Mais il n'était pas dit que celui-ci ne regrette pas d'avoir insisté. Lui laissant une seconde pour digérer ses révélations, la blondinette n'attendit cependant pas que la déferlante suivante vienne -et elle savait qu'elle viendrait-. C'était maintenant que tout se jouait. </text:p>
      <text:p text:style-name="Standard"/>
      <text:p text:style-name="Standard">-Même avec un bras en moins, je me bats toujours mieux que tes gars. Laisse moi le temps de récupérer et je te serai utile. Quant à celui qui devait m'embaucher... Ca n'a plus d'importance. Sache juste que si je le recroise un jour, je le tuerai de mes propres mains. </text:p>
      <text:p text:style-name="Standard"/>
      <text:p text:style-name="Standard">Son ton s'était durci. Ses deux yeux olives étaient toujours braqués sur ceux de Pedro, désormais emplis d'une froide détermination. Bien que ce ne fut en grande majorité que de la poudre aux yeux, faisant de son mieux pour dissimuler la douleur qui l'envahissait toujours, Eléonore semblait avoir partiellement retrouvé de sa superbe. </text:p>
      <text:p text:style-name="Standard"/>
      <text:p text:style-name="Standard">-Maintenant dis moi. Qu'est-ce que tu penses « pouvoir faire » pour cette horreur ?</text:p>
      <text:p text:style-name="P1">Eléonore attendait avec une impatience à peine dissimulée la réaction de Pedro, et celle-ci ne la déçut pas le moins du monde. La grimace de surprise que le pirate lui offrit involontairement étira un peu plus son sourire dément. La satisfaction de le voir ainsi perdre pied, lui qui la malmenait -à raison certes- depuis le début de leur échange, était grisante. Le contre-pied de sa révélation le fit même reculer de stupeur, la libérant enfin de son emprise physique, en même temps que l'emprise mentale qu'il avait sur elle, fin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5-06T16:57:34.17</dc:date>
    <meta:editing-duration>P1DT22H15M29S</meta:editing-duration>
    <meta:editing-cycles>2127</meta:editing-cycles>
    <meta:generator>OpenOffice/4.1.1$Win32 OpenOffice.org_project/411m6$Build-9775</meta:generator>
    <dc:creator>Théo </dc:creator>
    <meta:document-statistic meta:table-count="0" meta:image-count="0" meta:object-count="0" meta:page-count="21" meta:paragraph-count="102" meta:word-count="9666" meta:character-count="57955"/>
  </office:meta>
</office:document-meta>
</file>